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6"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7"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30"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1"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4"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5"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8"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9" style:family="paragraph" style:parent-style-name="Standard" style:list-style-name="L20">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40"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1" style:family="paragraph" style:parent-style-name="Standard" style:list-style-name="L21">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1"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5"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8"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2" style:family="paragraph" style:parent-style-name="Standard" style:list-style-name="L1">
      <style:paragraph-properties fo:text-align="center" style:justify-single-word="false"/>
      <style:text-properties officeooo:rsid="00136ba8" officeooo:paragraph-rsid="000531ff"/>
    </style:style>
    <style:style style:name="P73" style:family="paragraph" style:parent-style-name="Standard" style:list-style-name="L16">
      <style:paragraph-properties fo:text-align="center" style:justify-single-word="false"/>
      <style:text-properties officeooo:rsid="00136ba8" officeooo:paragraph-rsid="000531ff"/>
    </style:style>
    <style:style style:name="P74" style:family="paragraph" style:parent-style-name="Standard" style:list-style-name="L20">
      <style:paragraph-properties fo:text-align="center" style:justify-single-word="false"/>
      <style:text-properties officeooo:rsid="00136ba8" officeooo:paragraph-rsid="000531ff"/>
    </style:style>
    <style:style style:name="P75" style:family="paragraph" style:parent-style-name="Standard" style:list-style-name="L21">
      <style:paragraph-properties fo:text-align="center" style:justify-single-word="false"/>
      <style:text-properties officeooo:rsid="00136ba8" officeooo:paragraph-rsid="000531ff"/>
    </style:style>
    <style:style style:name="P76" style:family="paragraph" style:parent-style-name="Standard" style:list-style-name="L21">
      <style:paragraph-properties fo:text-align="center" style:justify-single-word="false"/>
      <style:text-properties officeooo:rsid="00136ba8" officeooo:paragraph-rsid="001f39d0"/>
    </style:style>
    <style:style style:name="P77"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90"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1" style:family="paragraph" style:parent-style-name="Standard" style:list-style-name="L20">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1">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01"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0">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5" style:family="paragraph" style:parent-style-name="Standard" style:list-style-name="L21">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9"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8"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9"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1" style:family="paragraph" style:parent-style-name="Standard" style:list-style-name="L23">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2" style:family="paragraph" style:parent-style-name="Standard" style:list-style-name="L21">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3" style:family="paragraph" style:parent-style-name="Standard" style:list-style-name="L21">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4" style:family="paragraph" style:parent-style-name="Standard" style:list-style-name="L9">
      <style:paragraph-properties fo:text-align="start" style:justify-single-word="false"/>
      <style:text-properties officeooo:rsid="0021c996" officeooo:paragraph-rsid="0021c996"/>
    </style:style>
    <style:style style:name="P125" style:family="paragraph" style:parent-style-name="Standard" style:list-style-name="L9">
      <style:paragraph-properties fo:text-align="start" style:justify-single-word="false"/>
      <style:text-properties officeooo:rsid="00381977" officeooo:paragraph-rsid="00381977"/>
    </style:style>
    <style:style style:name="P126" style:family="paragraph" style:parent-style-name="Standard" style:list-style-name="L9">
      <style:paragraph-properties fo:text-align="start" style:justify-single-word="false"/>
      <style:text-properties officeooo:rsid="00247eb8" officeooo:paragraph-rsid="00247eb8"/>
    </style:style>
    <style:style style:name="P127" style:family="paragraph" style:parent-style-name="Standard" style:list-style-name="L9">
      <style:paragraph-properties fo:text-align="start" style:justify-single-word="false"/>
      <style:text-properties officeooo:rsid="001cc177" officeooo:paragraph-rsid="000531ff"/>
    </style:style>
    <style:style style:name="P128"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9"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0"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1"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2"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3"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4"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5"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8"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9"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0"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1" style:family="paragraph" style:parent-style-name="Standard" style:list-style-name="L22">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2" style:family="paragraph" style:parent-style-name="Standard" style:list-style-name="L22">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3" style:family="paragraph" style:parent-style-name="Standard" style:list-style-name="L22">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4" style:family="paragraph" style:parent-style-name="Standard" style:list-style-name="L22">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5" style:family="paragraph" style:parent-style-name="Standard" style:list-style-name="L22">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6" style:family="paragraph" style:parent-style-name="Standard" style:list-style-name="L22">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7" style:family="paragraph" style:parent-style-name="Standard" style:list-style-name="L22">
      <style:paragraph-properties fo:text-align="center" style:justify-single-word="false"/>
      <style:text-properties officeooo:paragraph-rsid="004c9d24"/>
    </style:style>
    <style:style style:name="P148" style:family="paragraph" style:parent-style-name="Text_20_body" style:list-style-name="L1">
      <style:text-properties officeooo:paragraph-rsid="000531ff"/>
    </style:style>
    <style:style style:name="P149" style:family="paragraph" style:parent-style-name="Text_20_body" style:list-style-name="L1">
      <style:paragraph-properties fo:text-align="start" style:justify-single-word="false"/>
      <style:text-properties officeooo:paragraph-rsid="000531ff"/>
    </style:style>
    <style:style style:name="P150" style:family="paragraph" style:parent-style-name="Text_20_body" style:list-style-name="L3">
      <style:paragraph-properties fo:text-align="start" style:justify-single-word="false"/>
      <style:text-properties officeooo:paragraph-rsid="000531ff"/>
    </style:style>
    <style:style style:name="P151"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2"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3"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4"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officeooo:rsid="004c9d24"/>
    </style:style>
    <style:style style:name="T23" style:family="text">
      <style:text-properties fo:font-size="15pt" fo:font-weight="normal" officeooo:rsid="004c9d24" style:font-size-asian="15pt" style:font-weight-asian="normal" style:font-size-complex="15pt" style:font-weight-complex="normal"/>
    </style:style>
    <style:style style:name="T24" style:family="text">
      <style:text-properties fo:font-size="15pt" fo:font-weight="normal" officeooo:rsid="0046ac4e" style:font-size-asian="15pt" style:font-weight-asian="normal" style:font-size-complex="15pt" style:font-weight-complex="normal"/>
    </style:style>
    <style:style style:name="T25" style:family="text">
      <style:text-properties officeooo:rsid="005056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7699255" text:style-name="L1">
        <text:list-header>
          <text:p text:style-name="P31"/>
          <text:p text:style-name="P71"/>
          <text:p text:style-name="P71">Comptia A+ Study guide</text:p>
          <text:p text:style-name="P71"/>
        </text:list-header>
      </text:list>
      <text:p text:style-name="P7">Comptia A+ Cert. 90<text:span text:style-name="T13">2</text:span></text:p>
      <text:p text:style-name="P6">Section <text:span text:style-name="T3">1</text:span> Notes</text:p>
      <text:list xml:id="list11547650938782" text:continue-numbering="true" text:style-name="L1">
        <text:list-header>
          <text:p text:style-name="P72"/>
          <text:p text:style-name="P77">Path of A PC Tech</text:p>
        </text:list-header>
        <text:list-item>
          <text:p text:style-name="P78">Whats is the CompTia A+</text:p>
          <text:list>
            <text:list-item>
              <text:p text:style-name="P149">A+ is an industry certification that's administered by an organization called the Computing Technology Industry Association, better known as CompTIA.</text:p>
            </text:list-item>
            <text:list-item>
              <text:p text:style-name="P149"><text:span text:style-name="T4">T</text:span>he CompTIA A+ certification is actually two separate exams that you sit down and you take at a computer. </text:p>
            </text:list-item>
          </text:list>
        </text:list-item>
        <text:list-item>
          <text:p text:style-name="P78">How to Pass The A+ Exams</text:p>
        </text:list-item>
        <text:list-item>
          <text:p text:style-name="P151">So you go to a Pearson VUE testing center at a scheduled time.</text:p>
        </text:list-item>
        <text:list-item>
          <text:p text:style-name="P148">You sit down, you take one or both of the exams, and then you're A+ certified if you pass. </text:p>
        </text:list-item>
        <text:list-item>
          <text:p text:style-name="P148">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48">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48">Both of these tests will give you a maximum of 90 questions although it could be far fewer.</text:p>
        </text:list-item>
      </text:list>
      <text:p text:style-name="P9"/>
      <text:list xml:id="list11548631518755" text:continue-numbering="true" text:style-name="L1">
        <text:list-item>
          <text:p text:style-name="P78">What is on the A+ 220-901 Exam</text:p>
        </text:list-item>
      </text:list>
      <text:list xml:id="list3459104560" text:style-name="L2">
        <text:list-item>
          <text:list>
            <text:list-item>
              <text:p text:style-name="P152">Number one is hardware. Hardware is 34 percent of the exam.</text:p>
            </text:list-item>
            <text:list-item>
              <text:p text:style-name="P153">Number two is networking at 21 percent of the exam.</text:p>
            </text:list-item>
            <text:list-item>
              <text:p text:style-name="P153">Three is mobile devices at 17 percent of the exam</text:p>
            </text:list-item>
            <text:list-item>
              <text:p text:style-name="P153">and number four, hardware and network troubleshooting, which is 28 percent of the exam.</text:p>
            </text:list-item>
          </text:list>
        </text:list-item>
      </text:list>
      <text:list xml:id="list11548476376852" text:continue-list="list11548631518755" text:style-name="L1">
        <text:list-header>
          <text:p text:style-name="P78"/>
        </text:list-header>
        <text:list-item>
          <text:p text:style-name="P78">Why Get A+ certified</text:p>
        </text:list-item>
      </text:list>
      <text:list xml:id="list2256403704" text:style-name="L3">
        <text:list-item>
          <text:p text:style-name="P150"><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4"><text:span text:style-name="T1">N</text:span><text:span text:style-name="T2">umber two, and this is important, is it that the CompTIA A+ acts as a beautiful launching pad towards </text:span>more advanced certifications.</text:p>
          <text:p text:style-name="P93"/>
        </text:list-item>
      </text:list>
      <text:p text:style-name="P9"/>
      <text:list xml:id="list11547472887343" text:continue-list="list11548476376852" text:style-name="L1">
        <text:list-header>
          <text:p text:style-name="P101">Section <text:span text:style-name="T6">2</text:span> Notes</text:p>
          <text:p text:style-name="P72"/>
          <text:p text:style-name="P80">Operational Procedures</text:p>
          <text:p text:style-name="P80"/>
        </text:list-header>
        <text:list-item>
          <text:p text:style-name="P81">Professionalism </text:p>
          <text:list>
            <text:list-item>
              <text:p text:style-name="P42">Don’t wear T-Shirt and Jeans on the job.</text:p>
            </text:list-item>
            <text:list-item>
              <text:p text:style-name="P42">Wear a nice shirt with nice pants.</text:p>
            </text:list-item>
            <text:list-item>
              <text:p text:style-name="P42">Brush or comb your Hair and be clean.</text:p>
              <text:p text:style-name="P43"/>
            </text:list-item>
          </text:list>
        </text:list-item>
        <text:list-item>
          <text:p text:style-name="P82">Communication</text:p>
          <text:list>
            <text:list-item>
              <text:p text:style-name="P82">Mikes Six Step System</text:p>
            </text:list-item>
          </text:list>
        </text:list-item>
      </text:list>
      <text:list xml:id="list1799063990" text:style-name="L4">
        <text:list-item>
          <text:list>
            <text:list-item>
              <text:list>
                <text:list-item>
                  <text:p text:style-name="P52">Set the stage</text:p>
                </text:list-item>
              </text:list>
            </text:list-item>
          </text:list>
        </text:list-item>
      </text:list>
      <text:list xml:id="list4283533798" text:style-name="L5">
        <text:list-item>
          <text:list>
            <text:list-item>
              <text:list>
                <text:list-item>
                  <text:list>
                    <text:list-item>
                      <text:p text:style-name="P53">Be on time and ask for permission to begin your work.</text:p>
                    </text:list-item>
                  </text:list>
                </text:list-item>
              </text:list>
            </text:list-item>
          </text:list>
        </text:list-item>
      </text:list>
      <text:list xml:id="list11548220174438" text:continue-list="list1799063990" text:style-name="L4">
        <text:list-item>
          <text:list>
            <text:list-item>
              <text:list>
                <text:list-item>
                  <text:p text:style-name="P52">Be Attentive</text:p>
                </text:list-item>
              </text:list>
            </text:list-item>
          </text:list>
        </text:list-item>
      </text:list>
      <text:list xml:id="list3132020982" text:style-name="L6">
        <text:list-item>
          <text:list>
            <text:list-item>
              <text:list>
                <text:list-item>
                  <text:list>
                    <text:list-item>
                      <text:p text:style-name="P54">Allow the customer to describe the problem.</text:p>
                    </text:list-item>
                    <text:list-item>
                      <text:p text:style-name="P54">Ask Open-Ended questions to narrow the scope of the problem.</text:p>
                    </text:list-item>
                    <text:list-item>
                      <text:p text:style-name="P55">Restate the issue or question to verify understanding.</text:p>
                    </text:list-item>
                    <text:list-item>
                      <text:p text:style-name="P55">Avoid distractions and personal interruptions.</text:p>
                    </text:list-item>
                    <text:list-item>
                      <text:p text:style-name="P55">Communicate timeline and expectations with the customer.</text:p>
                    </text:list-item>
                  </text:list>
                </text:list-item>
              </text:list>
            </text:list-item>
          </text:list>
        </text:list-item>
      </text:list>
      <text:list xml:id="list11548560583462" text:continue-list="list11548220174438" text:style-name="L4">
        <text:list-item>
          <text:list>
            <text:list-item>
              <text:list>
                <text:list-item>
                  <text:p text:style-name="P52">Be Polite</text:p>
                </text:list-item>
              </text:list>
            </text:list-item>
          </text:list>
        </text:list-item>
      </text:list>
      <text:list xml:id="list1964144867" text:style-name="L7">
        <text:list-item>
          <text:list>
            <text:list-item>
              <text:list>
                <text:list-item>
                  <text:list>
                    <text:list-item>
                      <text:p text:style-name="P56">Be culturally sensitive.</text:p>
                    </text:list-item>
                    <text:list-item>
                      <text:p text:style-name="P56">Avoid technical jargon and slang.</text:p>
                    </text:list-item>
                  </text:list>
                </text:list-item>
              </text:list>
            </text:list-item>
          </text:list>
        </text:list-item>
      </text:list>
      <text:list xml:id="list11548135120415" text:continue-list="list11548560583462" text:style-name="L4">
        <text:list-item>
          <text:list>
            <text:list-item>
              <text:list>
                <text:list-item>
                  <text:p text:style-name="P52">Handle Problems</text:p>
                </text:list-item>
              </text:list>
            </text:list-item>
          </text:list>
        </text:list-item>
      </text:list>
      <text:list xml:id="list2397264081" text:style-name="L8">
        <text:list-item>
          <text:list>
            <text:list-item>
              <text:list>
                <text:list-item>
                  <text:list>
                    <text:list-item>
                      <text:p text:style-name="P57">Maintain a positive attitude – Don’t argue with the customer.</text:p>
                    </text:list-item>
                    <text:list-item>
                      <text:p text:style-name="P58">Offer different repair options (If available)</text:p>
                    </text:list-item>
                  </text:list>
                </text:list-item>
              </text:list>
            </text:list-item>
          </text:list>
        </text:list-item>
      </text:list>
      <text:list xml:id="list11548383047397" text:continue-list="list11548135120415" text:style-name="L4">
        <text:list-item>
          <text:list>
            <text:list-item>
              <text:list>
                <text:list-item>
                  <text:p text:style-name="P52">Don’t Snoop</text:p>
                </text:list-item>
                <text:list-item>
                  <text:p text:style-name="P52">Finish The Job</text:p>
                </text:list-item>
              </text:list>
            </text:list-item>
          </text:list>
        </text:list-item>
      </text:list>
      <text:list xml:id="list11546880439574" text:continue-list="list11547472887343" text:style-name="L1">
        <text:list-item>
          <text:list>
            <text:list-item>
              <text:p text:style-name="P44">Arrive at the job site on time and be atten<text:span text:style-name="T14">tive</text:span> to the customers needs.</text:p>
            </text:list-item>
            <text:list-item>
              <text:p text:style-name="P44">Be polite and avoid arguing with the customer.</text:p>
            </text:list-item>
            <text:list-item>
              <text:p text:style-name="P44">Document the fix and follow up with the customer at a later date.</text:p>
              <text:p text:style-name="P43"/>
            </text:list-item>
          </text:list>
        </text:list-item>
        <text:list-item>
          <text:p text:style-name="P83">Three Threats to your PC</text:p>
          <text:list>
            <text:list-item>
              <text:p text:style-name="P59">EMI</text:p>
              <text:list>
                <text:list-item>
                  <text:p text:style-name="P59">Large Magnetic wave s in places they shouldn't be.</text:p>
                </text:list-item>
                <text:list-item>
                  <text:p text:style-name="P60">Can wipe data, but in most cases can continue to use the hardware.</text:p>
                </text:list-item>
              </text:list>
            </text:list-item>
            <text:list-item>
              <text:p text:style-name="P60">Electro static discharge (ESD)</text:p>
              <text:list>
                <text:list-item>
                  <text:p text:style-name="P60">The tiniest charge can destroy a hard drive as well as other equipment.</text:p>
                </text:list-item>
                <text:list-item>
                  <text:p text:style-name="P60"><text:soft-page-break/>Touch the case or power supply to ground yourself.</text:p>
                </text:list-item>
                <text:list-item>
                  <text:p text:style-name="P61">User a anti_ESD mat and wristbands.</text:p>
                </text:list-item>
                <text:list-item>
                  <text:p text:style-name="P61">Big risk when it comes to CPU and RAM. Other components <text:s/>are not as fragile to ESD.</text:p>
                </text:list-item>
                <text:list-item>
                  <text:p text:style-name="P61">Components come in anti-static bags. When transporting it is <text:s/>important you use an anti static bag.</text:p>
                </text:list-item>
                <text:list-item>
                  <text:p text:style-name="P61">Components also come with anti static foam.</text:p>
                </text:list-item>
              </text:list>
            </text:list-item>
            <text:list-item>
              <text:p text:style-name="P61">Radio frequency interference (RFI) can disrupt wireless signals.</text:p>
            </text:list-item>
            <text:list-item>
              <text:p text:style-name="P61">Electromagnetic interference (EMI) can damage data stored on a hard drive</text:p>
            </text:list-item>
            <text:list-item>
              <text:p text:style-name="P61">Electrostatic discharge (ESD) can destroy PC components if you don’t use anti-static devices.</text:p>
              <text:p text:style-name="P62"/>
            </text:list-item>
          </text:list>
        </text:list-item>
        <text:list-item>
          <text:p text:style-name="P84">Physical safety</text:p>
          <text:list>
            <text:list-item>
              <text:p text:style-name="P64">Remove things like jewelry and ties before working on a PC.</text:p>
            </text:list-item>
            <text:list-item>
              <text:p text:style-name="P64">Unplug the system unit or use the switch on the power supply.</text:p>
            </text:list-item>
            <text:list-item>
              <text:p text:style-name="P64">Lift with your legs, not your back.</text:p>
            </text:list-item>
            <text:list-item>
              <text:p text:style-name="P64">If you need help, ask somebody.</text:p>
            </text:list-item>
            <text:list-item>
              <text:p text:style-name="P64">Don’t wear loose jewelery ot tires while working inside a PC.</text:p>
            </text:list-item>
            <text:list-item>
              <text:p text:style-name="P64">Unplug the system unit before working inside the case.</text:p>
            </text:list-item>
            <text:list-item>
              <text:p text:style-name="P64">Use proper lifting technique.</text:p>
            </text:list-item>
          </text:list>
        </text:list-item>
        <text:list-item>
          <text:p text:style-name="P85">Equipment Safety</text:p>
          <text:list>
            <text:list-item>
              <text:p text:style-name="P65">Messy cables can also be a tripping hazard.</text:p>
            </text:list-item>
            <text:list-item>
              <text:p text:style-name="P65">Take advantage of cable management – make things prettier.</text:p>
            </text:list-item>
            <text:list-item>
              <text:p text:style-name="P65">Keep a fire extinguisher around.</text:p>
              <text:list>
                <text:list-item>
                  <text:p text:style-name="P65">Type A – Wood fires</text:p>
                </text:list-item>
                <text:list-item>
                  <text:p text:style-name="P65">Type B – Grease Fires</text:p>
                </text:list-item>
                <text:list-item>
                  <text:p text:style-name="P65">Type C <text:s/>- Electrical fires</text:p>
                </text:list-item>
                <text:list-item>
                  <text:p text:style-name="P65">Makes sure you have the right king of Fire extinguisher. (BC is shown, reccomended).</text:p>
                </text:list-item>
              </text:list>
            </text:list-item>
            <text:list-item>
              <text:p text:style-name="P65">A <text:s/>#2 Phillips screwdriver is one of the most important PC repair tools. (Case, power supply, remove motherboards, etc.)</text:p>
            </text:list-item>
            <text:list-item>
              <text:p text:style-name="P65">Need toolsets for different devices than desktops. Mobile devices, laptops <text:s/>etc.</text:p>
            </text:list-item>
            <text:list-item>
              <text:p text:style-name="P65"><text:a xlink:type="simple" xlink:href="http://WWW.IFIXIT.COM/" text:style-name="Internet_20_link" text:visited-style-name="Visited_20_Internet_20_Link">WWW.IFIXIT.COM</text:a> for info on a good kit.</text:p>
            </text:list-item>
            <text:list-item>
              <text:p text:style-name="P66">Multi-meters or Voltmeters</text:p>
              <text:list>
                <text:list-item>
                  <text:p text:style-name="P66">Set voltage on multi meter</text:p>
                  <text:list>
                    <text:list-item>
                      <text:p text:style-name="P66">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1547864357432" text:continue-numbering="true" text:style-name="L1">
        <text:list-item>
          <text:list>
            <text:list-header>
              <text:p text:style-name="P66"><text:soft-page-break/></text:p>
            </text:list-header>
            <text:list-item>
              <text:p text:style-name="P66">Red to Hot, Black to ground. - Should also read 115-120V in the US.</text:p>
              <text:p text:style-name="P66"/>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11547762072500" text:continue-numbering="true" text:style-name="L1">
        <text:list-item>
          <text:list>
            <text:list-item>
              <text:p text:style-name="P66">Red to Neutral, Black to ground. - If your doing this right, you should be getting 0 Volts.</text:p>
              <text:list>
                <text:list-item>
                  <text:p text:style-name="P66">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11547455113053" text:continue-numbering="true" text:style-name="L1">
        <text:list-item>
          <text:list>
            <text:list-item>
              <text:p text:style-name="P66">Follow all local government regulations.</text:p>
            </text:list-item>
            <text:list-item>
              <text:p text:style-name="P67">Use proper cable management techniques to prevent hazards.</text:p>
            </text:list-item>
            <text:list-item>
              <text:p text:style-name="P67">Use fire extinguishers and multi-meters to keep equipment safe.</text:p>
            </text:list-item>
            <text:list-item>
              <text:p text:style-name="P67">Follow all local government regulations.</text:p>
            </text:list-item>
          </text:list>
        </text:list-item>
      </text:list>
      <text:p text:style-name="P4"/>
      <text:p text:style-name="P4"/>
      <text:list xml:id="list11547453889392" text:continue-numbering="true" text:style-name="L1">
        <text:list-item>
          <text:p text:style-name="P86">Troubleshooting theory</text:p>
          <text:list>
            <text:list-item>
              <text:p text:style-name="P67">Step 1 – identify the Problem.</text:p>
            </text:list-item>
            <text:list-item>
              <text:p text:style-name="P68">Step 2 – Establish a theory of probable cause.</text:p>
            </text:list-item>
            <text:list-item>
              <text:p text:style-name="P68">Step 3 – Test the theory to determine probably cause.</text:p>
            </text:list-item>
            <text:list-item>
              <text:p text:style-name="P68">Step 4 – Establishing a plan of action.</text:p>
            </text:list-item>
            <text:list-item>
              <text:p text:style-name="P68">Step 5 – Verifying full system functionality – If necessary apply preventive measures.</text:p>
            </text:list-item>
            <text:list-item>
              <text:p text:style-name="P68">Step 6 – Document your findings</text:p>
            </text:list-item>
            <text:list-item>
              <text:p text:style-name="P69">Troubleshooting technical problems is core to a tech’s job.</text:p>
            </text:list-item>
            <text:list-item>
              <text:p text:style-name="P69">Listening to your users is a critical part of troubleshooting.</text:p>
            </text:list-item>
            <text:list-item>
              <text:p text:style-name="P69">Remember the steps to Comptia’s troubleshooting process.</text:p>
            </text:list-item>
          </text:list>
        </text:list-item>
        <text:list-item>
          <text:p text:style-name="P79">Inside The PC</text:p>
          <text:list>
            <text:list-item>
              <text:p text:style-name="P63">Every case opens in a different way, so you’ll need to read a manual or use trial and error to get one open.</text:p>
            </text:list-item>
            <text:list-item>
              <text:p text:style-name="P63">The system unit contains a power supply, motherboard, CPU, RAM, and other components.</text:p>
            </text:list-item>
            <text:list-item>
              <text:p text:style-name="P63">The system unit uses many types of cables to connect ports, switches, lights, and fans.</text:p>
            </text:list-item>
          </text:list>
          <text:p text:style-name="P78"/>
          <text:p text:style-name="P101"><text:soft-page-break/>Section <text:span text:style-name="T3">3</text:span> Notes</text:p>
          <text:p text:style-name="P72"/>
          <text:p text:style-name="P87">The Visible Computer</text:p>
        </text:list-item>
        <text:list-item>
          <text:p text:style-name="P88">Touring Windows Vista</text:p>
          <text:list>
            <text:list-item>
              <text:p text:style-name="P45">Windows vista uses the familiar desktop and start menu interface.</text:p>
            </text:list-item>
            <text:list-item>
              <text:p text:style-name="P45">User account control was introduced with windows vista.</text:p>
            </text:list-item>
            <text:list-item>
              <text:p text:style-name="P45">Comptia expects the control panel to be in classic view.</text:p>
              <text:p text:style-name="P46"/>
            </text:list-item>
          </text:list>
        </text:list-item>
        <text:list-item>
          <text:p text:style-name="P89">Touring Windows 8 Part 1</text:p>
          <text:list>
            <text:list-item>
              <text:p text:style-name="P46">CPU speed is measured in Hertz, or cycles per second.</text:p>
            </text:list-item>
            <text:list-item>
              <text:p text:style-name="P46">The CPU speed is determined by the speed of the motherboard and the clock multiplier.</text:p>
            </text:list-item>
            <text:list-item>
              <text:p text:style-name="P46">Multi-core processors include more than one CPU on a single physical chip.</text:p>
              <text:p text:style-name="P46"/>
            </text:list-item>
          </text:list>
        </text:list-item>
        <text:list-item>
          <text:p text:style-name="P89">Touring windows 7 Part 2</text:p>
          <text:list>
            <text:list-item>
              <text:p text:style-name="P106">Cache is used as very fast temporary storage on a CPU.</text:p>
            </text:list-item>
            <text:list-item>
              <text:p text:style-name="P106">Modern CPU’s use one or two levels of cache.</text:p>
            </text:list-item>
            <text:list-item>
              <text:p text:style-name="P106">The Level 1 Cache is the smallest and fastest cache;</text:p>
            </text:list-item>
            <text:list-item>
              <text:p text:style-name="P106">The Level 3 Cache is the largest and slowest cache.\</text:p>
              <text:p text:style-name="P106"/>
            </text:list-item>
          </text:list>
        </text:list-item>
        <text:list-item>
          <text:p text:style-name="P89">Touring Windows <text:s/>Part 3</text:p>
          <text:list>
            <text:list-item>
              <text:p text:style-name="P46">All modern CPU’s can handle 64-Bit mode, but you need 64-Bit operating system to take advantage of it.</text:p>
            </text:list-item>
            <text:list-item>
              <text:p text:style-name="P46">64-Bit CPU’s enable you to use more than 4GB of RAM.</text:p>
            </text:list-item>
            <text:list-item>
              <text:p text:style-name="P46">Use the system applet to check if your version of windows supports 64-Bit computing.</text:p>
              <text:p text:style-name="P46"/>
            </text:list-item>
          </text:list>
        </text:list-item>
        <text:list-item>
          <text:p text:style-name="P89">Touring Windows 8</text:p>
          <text:list>
            <text:list-item>
              <text:p text:style-name="P70">CPU extensions add functionality to a processor.</text:p>
            </text:list-item>
            <text:list-item>
              <text:p text:style-name="P70">Virtualization support enables CPU’s <text:s/>to more efficiently run virtualized systems.</text:p>
            </text:list-item>
            <text:list-item>
              <text:p text:style-name="P70">Integrated graphics processing units can replace dedicated video cards in many systems.</text:p>
              <text:p text:style-name="P70"/>
            </text:list-item>
          </text:list>
        </text:list-item>
        <text:list-item>
          <text:p text:style-name="P89">Touring Windows 10</text:p>
          <text:list>
            <text:list-item>
              <text:p text:style-name="P46">CPU sockets are zero insertion force to prevent damage to the fragile chips.</text:p>
            </text:list-item>
            <text:list-item>
              <text:p text:style-name="P46">Intel CPU’s use LGA sockets, AMD CPU’s use PGA sockets.</text:p>
            </text:list-item>
            <text:list-item>
              <text:p text:style-name="P46">There are many different sockets on the test, study the sockets covered.</text:p>
              <text:p text:style-name="P109"/>
            </text:list-item>
          </text:list>
        </text:list-item>
        <text:list-item>
          <text:p text:style-name="P89">Touring OS X</text:p>
          <text:list>
            <text:list-item>
              <text:p text:style-name="P70"><text:span text:style-name="T7">Make</text:span> sure you have a CPU that is compatible with your motherboard.</text:p>
            </text:list-item>
            <text:list-item>
              <text:p text:style-name="P70">Follow the orientation notch on the processor to properly connect the CPU to the motherboard.</text:p>
            </text:list-item>
            <text:list-item>
              <text:p text:style-name="P70">Read the manual to learn how to attach the cooling fan; They are all different.</text:p>
              <text:p text:style-name="P70"/>
            </text:list-item>
          </text:list>
        </text:list-item>
        <text:list-item>
          <text:p text:style-name="P89">Touring Ubuntu Linux</text:p>
          <text:list>
            <text:list-item>
              <text:p text:style-name="P46">Fans are used to cool CPU’s, cases, and other components.</text:p>
            </text:list-item>
            <text:list-item>
              <text:p text:style-name="P46"><text:soft-page-break/>You can either use the OEM fan that came with the device or replace it with a third-party fan.</text:p>
            </text:list-item>
            <text:list-item>
              <text:p text:style-name="P46">Use a utility like speed-fan to control when your fans spin up and how fast they spin.</text:p>
            </text:list-item>
          </text:list>
        </text:list-item>
        <text:list-item>
          <text:p text:style-name="P89">Tech Paths</text:p>
          <text:list>
            <text:list-item>
              <text:p text:style-name="P46">Passive liquid cooling runs hot fluid through a radiator to keep your CPU cool.</text:p>
            </text:list-item>
            <text:list-item>
              <text:p text:style-name="P46">Active liquid cooling works like a refrigerator built into your case</text:p>
            </text:list-item>
            <text:list-item>
              <text:p text:style-name="P46">Liquid cooling systems can be difficult to install, but they cool your PC more efficiently than standard fans.</text:p>
            </text:list-item>
          </text:list>
          <text:p text:style-name="P101">Section <text:span text:style-name="T6">4</text:span> Notes</text:p>
          <text:p text:style-name="P72"/>
          <text:p text:style-name="P77">RAM</text:p>
        </text:list-item>
        <text:list-item>
          <text:p text:style-name="P90">RAM Sticks and Speeds</text:p>
          <text:list>
            <text:list-item>
              <text:p text:style-name="P48">Determine capacity and speed. Easiest way is to look at the label.</text:p>
            </text:list-item>
            <text:list-item>
              <text:p text:style-name="P48">Dual in-line memory module (DIMM).</text:p>
            </text:list-item>
            <text:list-item>
              <text:p text:style-name="P47">DRAM <text:span text:style-name="T15">(Dynamic Ram, first form of RAM)</text:span> </text:p>
              <text:list>
                <text:list-item>
                  <text:p text:style-name="P47">SDRAM <text:span text:style-name="T15">(Synchronus DRAM) </text:span>were earlier, slower forms of RAM.</text:p>
                </text:list-item>
              </text:list>
            </text:list-item>
            <text:list-item>
              <text:p text:style-name="P46">Modern RAM comes in DDR, DDR2, and DDR3 varieties.</text:p>
            </text:list-item>
            <text:list-item>
              <text:p text:style-name="P49">DDR (Double Data Rate) -</text:p>
              <text:list>
                <text:list-item>
                  <text:p text:style-name="P49">Take Motherboard speed (100 MHz) Double it (200 MHz) times 8 (PC-1600)</text:p>
                </text:list-item>
              </text:list>
            </text:list-item>
            <text:list-item>
              <text:p text:style-name="P49">DDR2 -240 Pin DIMM, notch in a slightly different place.</text:p>
              <text:list>
                <text:list-item>
                  <text:p text:style-name="P50">Motherboard speed (100MHz) double that (200Mhz) get ddr2 speed, double again (DDR2 400), to get pc speed multiple by 8 (PC2 3200)</text:p>
                </text:list-item>
              </text:list>
            </text:list-item>
            <text:list-item>
              <text:p text:style-name="P50">DDR3 </text:p>
              <text:list>
                <text:list-item>
                  <text:p text:style-name="P50">Also a 240 pin DIMM (same as DDR2) but different notch placement.</text:p>
                </text:list-item>
                <text:list-item>
                  <text:p text:style-name="P50">Quadruples the bus to achieve its speeds</text:p>
                </text:list-item>
                <text:list-item>
                  <text:p text:style-name="P50">Take motheboard speed (100MHz) multiples by 4 (400 MHz) to get DDR3 speed you double that (DDR3 800 MHz) multiply by 8 (PC3 6400).</text:p>
                </text:list-item>
              </text:list>
            </text:list-item>
            <text:list-item>
              <text:p text:style-name="P51">To do anything on your pc, a program must be loaded into RAM.</text:p>
            </text:list-item>
            <text:list-item>
              <text:p text:style-name="P51">DRAM and SDRAM were earlier, slwoer forms of RAM.</text:p>
            </text:list-item>
            <text:list-item>
              <text:p text:style-name="P51">Modern RAM comes in DDR, DDR2, and DDR3 varieties. </text:p>
            </text:list-item>
          </text:list>
        </text:list-item>
        <text:list-item>
          <text:p text:style-name="P90">RAM Capacity</text:p>
          <text:list>
            <text:list-item>
              <text:p text:style-name="P106">Make sure your motherboard can handle the amount of RAM you want to install.</text:p>
            </text:list-item>
            <text:list-item>
              <text:p text:style-name="P106">RAM capacities are additive: If you install two 2-GB sticks, you have 4 <text:span text:style-name="T8">G</text:span>B of RAM.</text:p>
            </text:list-item>
            <text:list-item>
              <text:p text:style-name="P107">Avoid mixing RAM sizes and speeds; it can cause stability issues.</text:p>
            </text:list-item>
          </text:list>
        </text:list-item>
        <text:list-item>
          <text:p text:style-name="P89">Virtual Memory</text:p>
          <text:list>
            <text:list-item>
              <text:p text:style-name="P108">When your PC runs out of physical memory, It moves programs into a temporary memory space called virtual memory.</text:p>
            </text:list-item>
            <text:list-item>
              <text:p text:style-name="P108">To control virtual memory from within windows, Go to <text:s/>control panel | System | Advanced )System settings) | Performance. </text:p>
            </text:list-item>
            <text:list-item>
              <text:p text:style-name="P108">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668688725" text:style-name="L9">
        <text:list-item>
          <text:p text:style-name="P124">Before buying a power supply, make sure it will suit yourn needs.</text:p>
        </text:list-item>
        <text:list-item>
          <text:p text:style-name="P124">Find a power supply with a high efficiency rating.</text:p>
        </text:list-item>
        <text:list-item>
          <text:p text:style-name="P124">Mae sure you know the amount of power being output on each rail of a power supply</text:p>
          <text:p text:style-name="P124"/>
          <text:p text:style-name="P94">Power Protection</text:p>
        </text:list-item>
      </text:list>
      <text:p text:style-name="P6"/>
      <text:p text:style-name="P6">Section <text:span text:style-name="T9">6</text:span> Notes</text:p>
      <text:p text:style-name="P8"/>
      <text:p text:style-name="P14">Implementing Hard drives</text:p>
      <text:p text:style-name="P8"/>
      <text:p text:style-name="P26">Understanding partitioning</text:p>
      <text:p text:style-name="P8"/>
      <text:list xml:id="list11547655665087" text:continue-numbering="true" text:style-name="L9">
        <text:list-item>
          <text:p text:style-name="P125">Partitioning is taking one physical drive and seperating it into one or more units that have a bunch of names(Volumes, etc).</text:p>
        </text:list-item>
        <text:list-item>
          <text:p text:style-name="P125">A mounted partition usually gets a letter in windows.</text:p>
        </text:list-item>
        <text:list-item>
          <text:p text:style-name="P126">MBR was the original PC partitioning system</text:p>
        </text:list-item>
        <text:list-item>
          <text:p text:style-name="P126">MBR is limited to four (2 TB) Primary partitions</text:p>
        </text:list-item>
        <text:list-item>
          <text:p text:style-name="P126">GPT is MBR’s <text:s/>replacement and supports much bigger, and many more partitions than MBR.</text:p>
          <text:p text:style-name="P127"/>
          <text:p text:style-name="P128">Basic <text:span text:style-name="T17">Partitioning</text:span></text:p>
          <text:p text:style-name="P130"/>
        </text:list-item>
        <text:list-item>
          <text:p text:style-name="P132">MBR Partition types: Primary and Extended</text:p>
        </text:list-item>
        <text:list-item>
          <text:p text:style-name="P132">Extended Partitions hold logical drives</text:p>
        </text:list-item>
        <text:list-item>
          <text:p text:style-name="P132">GPT allows volumes greater than 2TB and up to 128 volumes per disk.</text:p>
          <text:p text:style-name="P133"/>
        </text:list-item>
      </text:list>
      <text:p text:style-name="P26">Dynamic disks</text:p>
      <text:p text:style-name="P24"/>
      <text:list xml:id="list2364343649" text:style-name="L10">
        <text:list-item>
          <text:p text:style-name="P134">Volumes can shrink or extend within a disk on basic disks</text:p>
        </text:list-item>
        <text:list-item>
          <text:p text:style-name="P134">Spanning drives requires dynamic disks</text:p>
        </text:list-item>
        <text:list-item>
          <text:p text:style-name="P134">Spanning offers no fault tolerance.</text:p>
          <text:p text:style-name="P129">File Systems</text:p>
          <text:p text:style-name="P131"/>
        </text:list-item>
        <text:list-item>
          <text:p text:style-name="P135">Windows – FAT, FAT32, EXFAT, NTFS</text:p>
        </text:list-item>
        <text:list-item>
          <text:p text:style-name="P135">MAC – HFS</text:p>
        </text:list-item>
        <text:list-item>
          <text:p text:style-name="P135">Linux – EXT3, EXT4</text:p>
        </text:list-item>
      </text:list>
      <text:p text:style-name="P25"/>
      <text:p text:style-name="P26"><text:soft-page-break/>Storage Spaces</text:p>
      <text:p text:style-name="P25"/>
      <text:list xml:id="list1715949566" text:style-name="L11">
        <text:list-item>
          <text:p text:style-name="P136"><text:span text:style-name="T18">Storage p</text:span>ool<text:span text:style-name="T18">s</text:span> – group of hard drives that share settings. RAID etc.</text:p>
        </text:list-item>
        <text:list-item>
          <text:p text:style-name="P136">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7">Proprietary to microsoft.</text:p>
          <text:list>
            <text:list-header>
              <text:p text:style-name="P138"/>
            </text:list-header>
          </text:list>
          <text:p text:style-name="P139"/>
        </text:list-item>
      </text:list>
      <text:p text:style-name="P27"/>
      <text:p text:style-name="P6">Section <text:span text:style-name="T10">7</text:span> Notes</text:p>
      <text:p text:style-name="P8"/>
      <text:p text:style-name="P14">Essential Peripherals</text:p>
      <text:p text:style-name="P8"/>
      <text:p text:style-name="P26">Configuring USB</text:p>
      <text:list xml:id="list978559003" text:style-name="L12">
        <text:list-item>
          <text:p text:style-name="P140">To See All of your USB Devices, Go to device Manager.</text:p>
        </text:list-item>
        <text:list-item>
          <text:p text:style-name="P140">From device manager, you can inspect each usb device and see more information</text:p>
        </text:list-item>
        <text:list-item>
          <text:p text:style-name="P140">You can check how much bandwidth and power each device uses.</text:p>
        </text:list-item>
      </text:list>
      <text:p text:style-name="P28"><text:tab/></text:p>
      <text:p text:style-name="P29"/>
      <text:p text:style-name="P6">Section <text:span text:style-name="T11">8</text:span> Notes</text:p>
      <text:p text:style-name="P8"/>
      <text:p text:style-name="P14">Building a PC</text:p>
      <text:p text:style-name="P14"/>
      <text:p text:style-name="P14">Media Sources</text:p>
      <text:list xml:id="list807481664" text:style-name="L13">
        <text:list-item>
          <text:p text:style-name="P32">Iso’s are block copy images.</text:p>
        </text:list-item>
        <text:list-item>
          <text:p text:style-name="P32">Iso’s can be used as backups or installation media</text:p>
        </text:list-item>
        <text:list-item>
          <text:p text:style-name="P32">Copy Iso’s to flash media for faster performance.</text:p>
          <text:p text:style-name="P98"/>
          <text:p text:style-name="P95">Windows Install Options</text:p>
          <text:p text:style-name="P98"/>
        </text:list-item>
        <text:list-item>
          <text:p text:style-name="P33">Simple and unattended installation.</text:p>
        </text:list-item>
        <text:list-item>
          <text:p text:style-name="P33">Network installation.</text:p>
        </text:list-item>
        <text:list-item>
          <text:p text:style-name="P33">Image Deployment.</text:p>
          <text:p text:style-name="P34"/>
        </text:list-item>
      </text:list>
      <text:p text:style-name="P14">Windows Upgrade Paths</text:p>
      <text:p text:style-name="P12"/>
      <text:list xml:id="list2959894504" text:style-name="L14">
        <text:list-item>
          <text:p text:style-name="P35">You can clean install or upgrade install.</text:p>
        </text:list-item>
        <text:list-item>
          <text:p text:style-name="P35">Microsoft has complex limits on upgrade installs.</text:p>
        </text:list-item>
        <text:list-item>
          <text:p text:style-name="P35">Use upgrade advisor whenever possible.</text:p>
        </text:list-item>
      </text:list>
      <text:p text:style-name="P1"/>
      <text:p text:style-name="P14">Installing Windows</text:p>
      <text:p text:style-name="P13"><text:soft-page-break/></text:p>
      <text:list xml:id="list1827702025" text:style-name="L15">
        <text:list-item>
          <text:p text:style-name="P36">All versions of windows ask the same questions during installation.</text:p>
        </text:list-item>
        <text:list-item>
          <text:p text:style-name="P36">Most installations are self-explanatory.</text:p>
        </text:list-item>
        <text:list-item>
          <text:p text:style-name="P36">Windows is simple and easy to install.</text:p>
          <text:p text:style-name="P36"/>
          <text:p text:style-name="P96">Post-Installation Tasks</text:p>
          <text:p text:style-name="P99"/>
        </text:list-item>
        <text:list-item>
          <text:p text:style-name="P37">U<text:span text:style-name="T19">pdate drivers update windows.</text:span></text:p>
        </text:list-item>
        <text:list-item>
          <text:p text:style-name="P38">Check your security, be ready for trouble.</text:p>
        </text:list-item>
        <text:list-item>
          <text:p text:style-name="P38">Store critical media, document everything.</text:p>
        </text:list-item>
      </text:list>
      <text:p text:style-name="P30"/>
      <text:p text:style-name="P3"/>
      <text:list xml:id="list1579945789" text:style-name="L16">
        <text:list-header>
          <text:p text:style-name="P40"/>
          <text:p text:style-name="P102"/>
          <text:p text:style-name="P102">Section <text:span text:style-name="T12">9</text:span> Notes</text:p>
          <text:p text:style-name="P73"/>
          <text:p text:style-name="P97">Windows Under the Hood</text:p>
          <text:p text:style-name="P97"/>
          <text:p text:style-name="P97">What is the registry</text:p>
        </text:list-header>
        <text:list-item>
          <text:p text:style-name="P110">The registry stores information for every object or “thing” in windows.</text:p>
        </text:list-item>
        <text:list-item>
          <text:p text:style-name="P111">Remember the names of the five root keys</text:p>
        </text:list-item>
        <text:list-item>
          <text:p text:style-name="P111">Always make a backup of the registry before you make any changes.</text:p>
        </text:list-item>
      </text:list>
      <text:p text:style-name="P15">The Boot Process</text:p>
      <text:list xml:id="list3336724246" text:style-name="L17">
        <text:list-item>
          <text:p text:style-name="P112">Bios-Based Booting uses Winload.exe</text:p>
        </text:list-item>
        <text:list-item>
          <text:p text:style-name="P112">UEFI-Based Booting uses Winload.EFI</text:p>
        </text:list-item>
        <text:list-item>
          <text:p text:style-name="P112">Use EZBCD To easily look at and modify the Boot Configuration Data (BCD)</text:p>
        </text:list-item>
        <text:list-item>
          <text:p text:style-name="P113">Windows.exe has one job, to get windows “started”.</text:p>
        </text:list-item>
        <text:list-item>
          <text:p text:style-name="P113">BIOS holds the boot order, where hard drive is your usual first choice.</text:p>
        </text:list-item>
        <text:list-item>
          <text:p text:style-name="P113">System reserved folder partition is where boot files are held and this space is reserved.</text:p>
        </text:list-item>
        <text:list-item>
          <text:p text:style-name="P113">Bootmgr files job is to find winload file essentially.</text:p>
        </text:list-item>
        <text:list-item>
          <text:p text:style-name="P113">BCD stands for boot configuration data.</text:p>
        </text:list-item>
        <text:list-item>
          <text:p text:style-name="P114">UEFI is an operating system in a sense, much more than a BIOS.</text:p>
          <text:list>
            <text:list-item>
              <text:p text:style-name="P114">WindowsEFI file is designed to run under UEFI.</text:p>
            </text:list-item>
            <text:list-item>
              <text:p text:style-name="P114">BCDEDIT – Show what <text:span text:style-name="T20">EZBCD</text:span> shows but in text format.</text:p>
              <text:p text:style-name="P114"/>
            </text:list-item>
          </text:list>
        </text:list-item>
      </text:list>
      <text:p text:style-name="P15">Processes</text:p>
      <text:list xml:id="list3962953415" text:style-name="L18">
        <text:list-item>
          <text:p text:style-name="P115">Everything that runs on windows is a process.</text:p>
        </text:list-item>
        <text:list-item>
          <text:p text:style-name="P115">There re applications then there are services.</text:p>
        </text:list-item>
        <text:list-item>
          <text:p text:style-name="P116"><text:soft-page-break/>Applications – Things that we see</text:p>
        </text:list-item>
        <text:list-item>
          <text:p text:style-name="P116">Services – Hidden programs that work without a UI in a sense. (Ex. Print spooler).</text:p>
        </text:list-item>
        <text:list-item>
          <text:p text:style-name="P116">Big difference between them is that services are long running programs. They tend to start when windows is booted and continue to run until shutdown.</text:p>
        </text:list-item>
        <text:list-item>
          <text:p text:style-name="P116">Applications usually opened to serve a purpose and closed after you are done.</text:p>
        </text:list-item>
        <text:list-item>
          <text:p text:style-name="P117">Everything you do in windows is a process.</text:p>
        </text:list-item>
        <text:list-item>
          <text:p text:style-name="P117">Processes that you see and interact with are applications.</text:p>
        </text:list-item>
        <text:list-item>
          <text:p text:style-name="P117">Processes that run in the background are services.</text:p>
        </text:list-item>
        <text:list-item>
          <text:p text:style-name="P117"/>
        </text:list-item>
      </text:list>
      <text:p text:style-name="P16">Dealing with Processes</text:p>
      <text:list xml:id="list1671110387" text:style-name="L19">
        <text:list-item>
          <text:p text:style-name="P118">Best place to go to deal with processes is task manager</text:p>
          <text:list>
            <text:list-item>
              <text:p text:style-name="P118">Pressing CTRL + ALT + DEL and selecting Task Manager is a common way.</text:p>
            </text:list-item>
          </text:list>
        </text:list-item>
        <text:list-item>
          <text:p text:style-name="P118">Important to know what each process is.</text:p>
        </text:list-item>
        <text:list-item>
          <text:p text:style-name="P118">If you right click a process you can end the process</text:p>
          <text:list>
            <text:list-item>
              <text:p text:style-name="P118">If you end process tree, you end any other process this process might have called on.</text:p>
            </text:list-item>
          </text:list>
        </text:list-item>
        <text:list-item>
          <text:p text:style-name="P119">If you type tasklist in the command prompt it will show you all processes running on your system.</text:p>
          <text:list>
            <text:list-item>
              <text:p text:style-name="P119">T-list is obsolete.</text:p>
            </text:list-item>
          </text:list>
        </text:list-item>
        <text:list-item>
          <text:p text:style-name="P120">Know the many ways to open the task manager.</text:p>
        </text:list-item>
        <text:list-item>
          <text:p text:style-name="P120">Use task manager to view and kill processes.</text:p>
        </text:list-item>
        <text:list-item>
          <text:p text:style-name="P120">You can also view tasks from the command prompt using the <text:span text:style-name="T21">T</text:span>asklist command.</text:p>
        </text:list-item>
      </text:list>
      <text:p text:style-name="P23"/>
      <text:p text:style-name="P16">Services</text:p>
      <text:list xml:id="list1406401708" text:style-name="L22">
        <text:list-item>
          <text:p text:style-name="P142">Services are critical to having windows work properly.</text:p>
        </text:list-item>
        <text:list-item>
          <text:p text:style-name="P146">Services are invisible processes that run in the background.</text:p>
        </text:list-item>
        <text:list-item>
          <text:p text:style-name="P142">If services you need are not running issues may arise such as you won’t be able to print, or go on the internet.</text:p>
        </text:list-item>
        <text:list-item>
          <text:p text:style-name="P141">Best places to manage services are the Task Manager or the services control panel applet.</text:p>
        </text:list-item>
        <text:list-item>
          <text:p text:style-name="P146">You can view services in the task manager.</text:p>
        </text:list-item>
        <text:list-item>
          <text:p text:style-name="P143">Not much to do in task manager other than turn on or off specified services.</text:p>
        </text:list-item>
        <text:list-item>
          <text:p text:style-name="P147"><text:span text:style-name="T24">F</text:span><text:span text:style-name="T23">or more refined </text:span><text:span text:style-name="T24">control </text:span><text:span text:style-name="T23">use the s</text:span><text:span text:style-name="T24">ervices applet. </text:span></text:p>
        </text:list-item>
        <text:list-item>
          <text:p text:style-name="P147"><text:span text:style-name="T24">Services.msc on CMD as Admin will take you there.</text:span></text:p>
        </text:list-item>
        <text:list-item>
          <text:p text:style-name="P144">When a startup type is “Manual” it means it is used when needed (or requested) by an application.</text:p>
        </text:list-item>
        <text:list-item>
          <text:p text:style-name="P145">Disabled – Not uninstalled, simply shut off.</text:p>
        </text:list-item>
        <text:list-item>
          <text:p text:style-name="P145">Automatic – Starts when windows boots.</text:p>
        </text:list-item>
        <text:list-item>
          <text:p text:style-name="P145">Automatic delayed start – When you want to run a service only after windows has booted properly you choos<text:span text:style-name="T25">u</text:span>e this setting.</text:p>
          <text:p text:style-name="P146"><text:soft-page-break/></text:p>
        </text:list-item>
      </text:list>
      <text:p text:style-name="P16">Windows 8 Task Manager</text:p>
      <text:list xml:id="list446825054" text:style-name="L23">
        <text:list-item>
          <text:p text:style-name="P121">Microsoft improved task manager starting with windows 8.</text:p>
        </text:list-item>
        <text:list-item>
          <text:p text:style-name="P121">Classic task manager functions still available.</text:p>
        </text:list-item>
        <text:list-item>
          <text:p text:style-name="P121">Resource monitor breaks down CPU, Memory, Disk, and Network by process.</text:p>
        </text:list-item>
      </text:list>
      <text:p text:style-name="P11"/>
      <text:p text:style-name="P5"/>
      <text:list xml:id="list1029073316" text:style-name="L20">
        <text:list-header>
          <text:p text:style-name="P103">Section <text:span text:style-name="T3">10</text:span> Notes</text:p>
          <text:p text:style-name="P74"/>
          <text:p text:style-name="P91">Users, Groups, and Permissions.</text:p>
          <text:p text:style-name="P91"/>
          <text:p text:style-name="P91">Introduction to Users and Groups</text:p>
          <text:p text:style-name="P91">Creating Users in Windows vista/7</text:p>
          <text:p text:style-name="P91">Managing Users in Windows 8 or 8.1</text:p>
          <text:p text:style-name="P91">Sharing folders and files</text:p>
          <text:p text:style-name="P91"/>
          <text:p text:style-name="P39"/>
        </text:list-header>
      </text:list>
      <text:p text:style-name="P2"/>
      <text:p text:style-name="P2"/>
      <text:p text:style-name="P2"/>
      <text:p text:style-name="P2"/>
      <text:list xml:id="list4258812987" text:style-name="L21">
        <text:list-header>
          <text:p text:style-name="P104">Section <text:span text:style-name="T3">11</text:span> Notes</text:p>
          <text:p text:style-name="P75"/>
          <text:p text:style-name="P92">Maintaining and optimizing operating systems</text:p>
        </text:list-header>
        <text:list-item>
          <text:p text:style-name="P92"/>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11548496834346" text:continue-numbering="true" text:style-name="L21">
        <text:list-header>
          <text:p text:style-name="P105">Section <text:span text:style-name="T3">12</text:span> Notes</text:p>
          <text:p text:style-name="P76"><text:soft-page-break/></text:p>
          <text:p text:style-name="P122">Windows Command Line Basics</text:p>
          <text:p text:style-name="P122">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11549036922593" text:continue-numbering="true" text:style-name="L21">
        <text:list-header>
          <text:p text:style-name="P105">Section <text:span text:style-name="T3">13</text:span> Notes</text:p>
          <text:p text:style-name="P76"/>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11548216410586" text:continue-numbering="true" text:style-name="L21">
        <text:list-header>
          <text:p text:style-name="P105">Section <text:span text:style-name="T3">14</text:span> Notes</text:p>
          <text:p text:style-name="P76"/>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11549005528734" text:continue-numbering="true" text:style-name="L21">
        <text:list-header>
          <text:p text:style-name="P105">Section <text:span text:style-name="T3">15</text:span> Notes</text:p>
        </text:list-header>
      </text:list>
      <text:p text:style-name="P22">Internet Options</text:p>
      <text:p text:style-name="P22">Proxy Servers</text:p>
      <text:p text:style-name="P22">Troubleshooting Internet Connections</text:p>
      <text:list xml:id="list11547730667646" text:continue-numbering="true" text:style-name="L21">
        <text:list-header>
          <text:p text:style-name="P123"/>
        </text:list-header>
      </text:list>
      <text:p text:style-name="P20"/>
      <text:list xml:id="list11548111657794" text:continue-numbering="true" text:style-name="L21">
        <text:list-header>
          <text:p text:style-name="P105"><text:soft-page-break/>Section <text:span text:style-name="T3">16</text:span> Notes</text:p>
          <text:p text:style-name="P76"/>
        </text:list-header>
      </text:list>
      <text:p text:style-name="P21">Touring Android</text:p>
      <text:p text:style-name="P21">Touring iOS</text:p>
      <text:p text:style-name="P21">Touring Windows Mobile</text:p>
      <text:p text:style-name="P21"/>
      <text:p text:style-name="P20"/>
      <text:list xml:id="list11547223735239" text:continue-numbering="true" text:style-name="L21">
        <text:list-header>
          <text:p text:style-name="P105">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11547862592220" text:continue-numbering="true" text:style-name="L21">
        <text:list-header>
          <text:p text:style-name="P105">Section <text:span text:style-name="T3">18</text:span> Notes</text:p>
          <text:p text:style-name="P76"/>
        </text:list-header>
      </text:list>
      <text:p text:style-name="P21">Installing Local Printers</text:p>
      <text:p text:style-name="P21">Installing Network Printers</text:p>
      <text:p text:style-name="P21">Cloud Printing</text:p>
      <text:p text:style-name="P21"/>
      <text:p text:style-name="P20"/>
      <text:list xml:id="list11548930591478" text:continue-numbering="true" text:style-name="L21">
        <text:list-header>
          <text:p text:style-name="P105">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11548940457145" text:continue-numbering="true" text:style-name="L21">
        <text:list-header>
          <text:p text:style-name="P41"/>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5T01:15:46.545000000</dc:date>
    <meta:editing-duration>P1DT13H16M22S</meta:editing-duration>
    <meta:editing-cycles>60</meta:editing-cycles>
    <meta:generator>LibreOffice/6.3.4.2$Windows_X86_64 LibreOffice_project/60da17e045e08f1793c57c00ba83cdfce946d0aa</meta:generator>
    <meta:document-statistic meta:table-count="0" meta:image-count="3" meta:object-count="0" meta:page-count="13" meta:paragraph-count="415" meta:word-count="3136" meta:character-count="17018" meta:non-whitespace-character-count="14529"/>
  </office:meta>
</office:document-meta>
</file>